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ternal Discussions. Episode 1</text:p>
      <text:p text:style-name="Standard"/>
      <text:p text:style-name="Standard">[20:37:36] Александр Гранин: Реально ли сделать интересную игру с возвратом во времени?</text:p>
      <text:p text:style-name="Standard">[20:37:45] Домовёнок: реально? да)</text:p>
      <text:p text:style-name="Standard">[20:37:55] Домовёнок: но не сетевую и не реалтайм</text:p>
      <text:p text:style-name="Standard">[20:38:12] Александр Гранин: Пошаговую?</text:p>
      <text:p text:style-name="Standard">[20:38:57] Домовёнок: угу, просто я не предстовляю какой должен быть движок чтоб выдержать реалтайм, а вот пошаговой всё раво и легко</text:p>
      <text:p text:style-name="Standard">[20:39:37] Домовёнок: к сожалению не мультиплаерные не котируются почти, но они интересней сетевых</text:p>
      <text:p text:style-name="Standard">[20:39:58] Домовёнок: скажем так: они уникальнее)</text:p>
      <text:p text:style-name="Standard">[20:41:34] Александр Гранин: Хорошо, <text:span text:style-name="T1">проблема производительности</text:span> есть. Я планировал использовать вычислительный кластер.</text:p>
      <text:p text:style-name="Standard">[20:42:01] Домовёнок: собственно ещё зависит от того что ты хочеш, <text:span text:style-name="T1">открытый мир</text:span> с <text:span text:style-name="T1">индивидуальным игроком и хорошим сюжетом</text:span> или большой мид с многими игроками и <text:span text:style-name="T1">свободой в выборе</text:span> (почитай сюжет не важен)</text:p>
      <text:p text:style-name="Standard">[20:42:03] Александр Гранин: Давай продолжим, когда я домой приеду? Я сейчас в кафе.</text:p>
      <text:p text:style-name="Standard">[20:42:18] Домовёнок: да без проблем, если я в скайпе значит могу говорить)</text:p>
      <text:p text:style-name="Standard">[21:14:56] Александр Гранин: Я хочу <text:span text:style-name="T1">открытый мир с индивидуальным игроком</text:span>.</text:p>
      <text:p text:style-name="Standard">[21:15:18] Александр Гранин: Сетевая игра не планируется из-за путешествий во времени.</text:p>
      <text:p text:style-name="Standard">[21:17:47] Домовёнок: ну и тут тогда 2 вариант, любо это линейность (уложеное в сюжетную линию, что интересно но не затягивает) либо полный рандом (считай генерируется всё с намого начало случайно) (хардкор и только хардкор)</text:p>
      <text:p text:style-name="Standard">[21:18:28] Александр Гранин: Рандом, но не полный, конечно. Поверх рандомного мира можно наложить сюжет.</text:p>
      <text:p text:style-name="Standard">[21:18:46] Александр Гранин: И конечно же, только хардкор!</text:p>
      <text:p text:style-name="Standard">[21:18:52] Домовёнок: =)</text:p>
      <text:p text:style-name="Standard">[21:18:58] Домовёнок: ну и отлично уже это просто)</text:p>
      <text:p text:style-name="Standard">[21:19:08] Александр Гранин: Да как сказать...</text:p>
      <text:p text:style-name="Standard">[21:19:18] Александр Гранин: Еще не проработана физика мира.</text:p>
      <text:p text:style-name="Standard">[21:19:29] Домовёнок: ну да, сделать движок и редактор это будет ппц работёнки</text:p>
      <text:p text:style-name="Standard">[21:21:04] Александр Гранин: Я сейчас вернусь.</text:p>
      <text:p text:style-name="Standard">[21:22:48] Домовёнок: ну вот тоже зависит от твоего желания, насколько подробно: например банальное, летаеш себе(вопрос как), зарабатываеш необходимое(это попроще) вдруг ударило в прошлое сленять (ну твой переход) нажимаеш спец кнопку незнаю что там у тебя, отсчитываеш время...и ха, неповезло случайное событие во время возрата тебя убил астреройд хДД</text:p>
      <text:p text:style-name="Standard">[21:24:09] Домовёнок: или скачками, указал на 50 (световых конеш) лет назад..ну прыгнул а глядиш звезда взорвалась и тебе хана..как ты сделаеш такой не статичный мир чтоб он менялся от времени (вперёд/назад) вот вопрос</text:p>
      <text:p text:style-name="Standard">[21:25:05] Домовёнок: физика, она такая - ясная, главное это твой механизм, насколько он должен влиять на окружение</text:p>
      <text:p text:style-name="Standard">[21:28:35] Домовёнок: если от этого перевернётся вселеная..то каждый прыжок генерация..ну я хз, а если изменение только положения и отностительности (де мол был тут - светила разтелелись от центра ((по той же теории большого взрыва)), и ты теперь совсем в пустом космосе болтаешся) или же вообще всё поменялось как состав ресов окружаюших так и хаот положение звёзд (что не есть правдоподобно),</text:p>
      <text:p text:style-name="Standard">[21:33:50] Домовёнок: можно придумать что есть точка отсчёта вселеной (тот самый взрыв) когда небыло ничего и нельзя туда переместиться (или это и будет задачей, как в книжкай пишут, случайно не туда и я создал взрыв и эту самую вселенную), или же нету границ во времени (банально у тебя никогда ресурсов не хватит достич отсчёта), но тогда статичное простанство должно быть меняемо в меньших маштабах (рандомизация звёзд, а сама <text:soft-page-break/>вселеная ей что..она всегда была и будет)</text:p>
      <text:p text:style-name="Standard">[21:36:01] Домовёнок: на деле ты должен решить что будет менять время помимо карабля и ближайшего окружения</text:p>
      <text:p text:style-name="Standard">[21:36:27] Домовёнок: точнее насколько они будут глабальны эти изменения</text:p>
      <text:p text:style-name="Standard">[21:39:40] Александр Гранин: Ты правильно ухватил мысль.</text:p>
      <text:p text:style-name="Standard">[21:40:50] Александр Гранин: В первом приближении можно сделать космические объекты статичными, но это убьет сразу же идею игры о живом мире.</text:p>
      <text:p text:style-name="Standard">[21:42:13] Александр Гранин: Второе приближение: звезды, планеты, астероиды движутся по своим траекториям, но сами не изменяются.</text:p>
      <text:p text:style-name="Standard">[21:42:37] Александр Гранин: Это уже лучше, только такие объекты не вызовут интереса.</text:p>
      <text:p text:style-name="Standard">[21:43:51] Александр Гранин: Оптимальный вариант, когда космические объекты движутся и сами изменяются со временем. Это потребует огромного количества вычислительных ресурсов, но пока положим, что у нас бесконечно памяти и суперкомпьютер.</text:p>
      <text:p text:style-name="Standard">[21:44:36] Домовёнок: :D</text:p>
      <text:p text:style-name="Standard">[21:45:11] Александр Гранин: Пока я не думал, как можно использовать планеты, или просто запретить на них садиться.</text:p>
      <text:p text:style-name="Standard">[21:45:35] Александр Гранин: Но звезды - источник ресурсов и привязка в пространстве космоса.</text:p>
      <text:p text:style-name="Standard">[21:46:10] Домовёнок: ну почему же тут тоже вариантов много, хотяб банальный - планеты это роботизированые авонпосты, с маяками для перемешения)</text:p>
      <text:p text:style-name="Standard">[21:46:27] Домовёнок: ну вот)</text:p>
      <text:p text:style-name="Standard">[21:46:42] Домовёнок: как бы если планеты тоже декор..неинтересно)</text:p>
      <text:p text:style-name="Standard">[21:46:50] Александр Гранин: Согласен.</text:p>
      <text:p text:style-name="Standard">[21:46:59] Александр Гранин: Планеты если есть, должны быть доступны для изучения.</text:p>
      <text:p text:style-name="Standard">[21:47:04] Домовёнок: надо им в любом случае выдовать роль, хоть малую незначительную)</text:p>
      <text:p text:style-name="Standard">[21:47:41] Домовёнок: ну вот, а рандомные события при том же изучении можно придумать уйму</text:p>
      <text:p text:style-name="Standard">[21:48:40] Александр Гранин: Я еще не записал в документ положения об искривленном пространстве-времени. По этой концепции, в близи аномалий и тяжелых космических объектов должна действовать особая пространственная физика.</text:p>
      <text:p text:style-name="Standard">[21:49:32] Александр Гранин: Искривление может быть произвольной формы. Если сквозь искривление движется туманность, она будет перекручена соответствующим образом.</text:p>
      <text:p text:style-name="Standard">[21:50:43] Александр Гранин: Это позволит сделать пространственные туннели, завихрения, разрывы, барьеры, целые области аномалий.</text:p>
      <text:p text:style-name="Standard">[21:52:10] Александр Гранин: Светящиеся частицы вещества, попавшие в такое завихрение, станут разлетаться по определенным траекториям, и их цвет будет изменяться тоже по своим законам. Получим красивые картинки вроде этой: http://rewalls.com/large/201010/4460.jpg</text:p>
      <text:p text:style-name="Standard">[21:54:18] Домовёнок: (mm)я бы сказал шекарно, но это ппц..я даже не предстовляю как подобное можно сделать) точнее как сделать аномалию я могу представить, как её реализовать тоже..примерно но как ты это на игру наложеш, ведь по идее это должно происходить в общем движение мира)</text:p>
      <text:p text:style-name="Standard">[21:54:34] Александр Гранин: Именно.</text:p>
      <text:p text:style-name="Standard">[21:55:40] Домовёнок: да ещё я не понимаю твоё видение окружаюшего..это действие от 3 лица, с переходом в 1 в карабле или это, от 1 лица но в 3д режиме где пространственая кривая в 3 плоскостях</text:p>
      <text:p text:style-name="Standard">[21:56:29] Александр Гранин: Пока не могу однозначно ответить на этот вопрос, но более вероятно, что вид всегда от первого лица с возможностью осмотреть окресности.</text:p>
      <text:p text:style-name="Standard">[21:57:16] Александр Гранин: По первоначальной задумке героя как такового нет, у него нет тела, глаз, рук-ног, он просто сгусток энергии. Но сейчас я в этом не уверен.</text:p>
      <text:p text:style-name="Standard">[21:58:10] Александр Гранин: Путешествия в пространстве-времени и пересылка энергии требуют, чтобы игрок был нематериальной сущностью.</text:p>
      <text:p text:style-name="Standard">[21:58:17] Домовёнок: :)мифический бох электро энергии...атланис, вознёсшийся)</text:p>
      <text:p text:style-name="Standard"><text:soft-page-break/>[21:58:26] Александр Гранин: Типа того. :)</text:p>
      <text:p text:style-name="Standard">[21:58:35] Александр Гранин: Но это, конечно же, обсуждаемо.</text:p>
      <text:p text:style-name="Standard">[21:59:28] Домовёнок: да не, нормально - только он всё же должен воплошятся) я согласен это даже будет хорошо, я бы даже сказал интригуюше)</text:p>
      <text:p text:style-name="Standard">[22:00:01] Александр Гранин: Воплощаться - да, можно. Была бы в этом необходимость какая-нибудь.</text:p>
      <text:p text:style-name="Standard">[22:01:07] Домовёнок: хм</text:p>
      <text:p text:style-name="Standard">[22:03:39] Домовёнок: ну необходимость можно придумать, что нить типо, в этих потоках времени ты потерял <text:s/>себя и своё прошлое, ты забыл как ты выглядеш и кроме свего прочего желаеш найти облик свой, узнать его)</text:p>
      <text:p text:style-name="Standard">[22:03:49] Домовёнок: вопрос в целесообразности)</text:p>
      <text:p text:style-name="Standard">[22:04:08] Александр Гранин: Да, запишем это как вариант.</text:p>
      <text:p text:style-name="Standard">[22:06:40] Домовёнок: :)ещё я бы хотел узнать - цель, чего ты должен достич или вообще нафига мне этот мир изучать, отчего стимул брать)</text:p>
      <text:p text:style-name="Standard">[22:07:55] Александр Гранин: Вариантов много, пока ни один не зафиксирован окончательно. Вероятно также, что окончательной цели нет, а есть воображение игрока, которое будет работать лучше любой поставленной цели.</text:p>
      <text:p text:style-name="Standard">[22:09:25] Домовёнок: не сюжет а имено цель, большой карабл прокаченый и роботизированый? Или скажем вообще как рпг я просто качаюсь или как стратегия победи мой мир, или например - умудрись выжить</text:p>
      <text:p text:style-name="Standard">[22:09:37] Домовёнок: ну это хорошо)</text:p>
      <text:p text:style-name="Standard">[22:09:50] Александр Гранин: Цель одна - получить удовольствие. :)</text:p>
      <text:p text:style-name="Standard">[22:10:07] Домовёнок: :Dкруто, уже хочу увидеть итог</text:p>
      <text:p text:style-name="Standard">[22:10:14] Александр Гранин: К<text:span text:style-name="T1">ому-то хочется построить роботизированный корабль, кому-то - достичь центра галактики, кому-то - забороть врага</text:span>.</text:p>
      <text:p text:style-name="Standard">[22:10:45] Александр Гранин: <text:span text:style-name="T1">Кому-то очень захочется дойти до начала времени, нужно подумать над этой возможностью</text:span>.</text:p>
      <text:p text:style-name="Standard">[22:10:57] Домовёнок: окэ вопрос снят)</text:p>
      <text:p text:style-name="Standard">[22:11:53] Александр Гранин: Путешествия во времени, действительно, большая проблема. Прежде всего, на них нужны огромные ресурсы.</text:p>
      <text:p text:style-name="Standard">[22:13:41] Домовёнок: :Dага как создатели сталкера делали гиганский мир...а в итоге пришлось отказатся вообще от всего, повыкинуть 80% игры чтоб она вообще была доступна)</text:p>
      <text:p text:style-name="Standard">[22:14:44] Александр Гранин: Ага, только у нас не должно быть цели заработать цели на игре. Она точно не продастся, да и работать над ней нужно лет 10.</text:p>
      <text:p text:style-name="Standard">[22:15:34] Домовёнок: :Dага и чем больше работаеш тем меньше в ней смысла)</text:p>
      <text:p text:style-name="Standard">[22:16:14] Александр Гранин: Смысл в игру придется вкладывать самому игроку. Как в Майнкрафте или Dwarf Fortress</text:p>
      <text:p text:style-name="Standard">[22:16:26] Александр Гранин: Или как в Лего. :)</text:p>
      <text:p text:style-name="Standard">[22:18:32] Александр Гранин: Реализация все же планируется такой, чтобы не создавать мир, объекты, законы, а выводить их из сложного формульного описания. Тогда отпадает вопрос о том, где брать модели, текстуры, прочие интерактивные 3d объекты. Но полностью на формулах мир, конечно, не сделать, какие-то базовые блоки быть должны.</text:p>
      <text:p text:style-name="Standard">[22:20:30] Домовёнок: :)тут я мало помошник, базис задаёш ты</text:p>
      <text:p text:style-name="Standard">[22:21:53] Александр Гранин: Посуди сам: если все объекты хотя бы немного изменяются, их нельзя просто смоделировать в 3D Max и поселить в мире. Нужно придумать, как собрать эти объекты из маленьких статичных элементиков.</text:p>
      <text:p text:style-name="Standard">[22:24:03] Домовёнок: ну само собой, все редакторы вроде как строятся по принципу, вот плато, помешай на него обьекты значимость которых зависит от хозяина, а вот плато оно зарание описано <text:s/>и поделено на квадраты со своими свойствами</text:p>
      <text:p text:style-name="Standard">[22:25:04] Александр Гранин: Да, это классический подход. Одна из проблем Сталкера в том, что его создатели наделали больших объектов и пытались заставить их взаимодействовать между собой. Чем больше объектов, тем больше нужно прописать взаимодействий. Однако <text:soft-page-break/>если будет ограниченный набор базовых блоков, взаимодействие между которыми прописано один раз, из них можно строить более сложные объекты, при этом взаимодействие будет получено даром из нижнего слоя.</text:p>
      <text:p text:style-name="Standard">[22:26:15] Александр Гранин: Может быть даже несколько наборов базовывх блоков.</text:p>
      <text:p text:style-name="Standard">[22:27:33] Александр Гранин: Один набор для составления массивных тел (звезды, планеты...), другой набор для составления игровой инфраструктуры (энергия, элементы...), третий набор - для составления аномалий (гранулы, пространственные искривления...), четвертый набор - для составления инфраструктуры противника.</text:p>
      <text:p text:style-name="Standard">[22:28:25] Домовёнок: :) ага, более мене это я знаю</text:p>
      <text:p text:style-name="Standard">[22:29:25] Александр Гранин: Как будет это реализовано, пока непонятно. Следует сперва обкатать концепцию.</text:p>
      <text:p text:style-name="Standard">[22:30:10] Домовёнок: ну вот, будут какие то вопросы - задавай, я пофантазирую..)</text:p>
      <text:p text:style-name="Standard">[22:31:08] Александр Гранин: Обсужденный материал нужно будет зафиксировать в документе.</text:p>
      <text:p text:style-name="Standard">[22:32:38] Александр Гранин: Я еще все перечитаю, внесу изменения и пришлю тебе.</text:p>
      <text:p text:style-name="Standard">[22:45:10] Домовёнок: как знаешь я как бы только рад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 </meta:initial-creator>
    <meta:creation-date>2013-08-09T00:14:19</meta:creation-date>
    <dc:date>2013-08-12T00:09:41</dc:date>
    <dc:creator>gas 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4" meta:paragraph-count="92" meta:word-count="1598" meta:character-count="11336" meta:non-whitespace-character-count="9828"/>
  </office:meta>
</office:document-meta>
</file>